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54">
      <style:graphic-properties draw:fill="none" draw:stroke="dash" draw:stroke-dash="a352" svg:stroke-width="0.00694in" svg:stroke-color="#000000" draw:marker-end="a353" svg:stroke-opacity="100%" draw:stroke-linejoin="miter" svg:stroke-linecap="butt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9dc3e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5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>
      <style:graphic-properties draw:fill="none" draw:stroke="dash" draw:stroke-dash="a390" svg:stroke-width="0.00694in" svg:stroke-color="#000000" draw:marker-end="a391" svg:stroke-opacity="100%" draw:stroke-linejoin="miter" svg:stroke-linecap="butt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4">
      <style:graphic-properties draw:fill="none" draw:stroke="solid" svg:stroke-width="0.00694in" svg:stroke-color="#000000" draw:marker-end="a403" svg:stroke-opacity="100%" draw:stroke-linejoin="miter" svg:stroke-linecap="butt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draw:fill="none" draw:stroke="solid" svg:stroke-width="0.00694in" svg:stroke-color="#000000" draw:marker-end="a396" svg:stroke-opacity="100%" draw:stroke-linejoin="miter" svg:stroke-linecap="butt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3">
      <style:graphic-properties draw:fill="none" draw:stroke="dash" draw:stroke-dash="a361" svg:stroke-width="0.00694in" svg:stroke-color="#000000" draw:marker-end="a362" svg:stroke-opacity="100%" draw:stroke-linejoin="miter" svg:stroke-linecap="butt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6">
      <style:graphic-properties draw:fill="none" draw:stroke="dash" draw:stroke-dash="a444" svg:stroke-width="0.00694in" svg:stroke-color="#000000" draw:marker-end="a445" svg:stroke-opacity="100%" draw:stroke-linejoin="miter" svg:stroke-linecap="butt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4b18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none" draw:stroke="solid" svg:stroke-width="0.00694in" svg:stroke-color="#000000" draw:marker-end="a410" svg:stroke-opacity="100%" draw:stroke-linejoin="miter" svg:stroke-linecap="butt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418">
      <style:graphic-properties draw:fill="none" draw:stroke="solid" svg:stroke-width="0.00694in" svg:stroke-color="#000000" draw:marker-end="a417" svg:stroke-opacity="100%" draw:stroke-linejoin="miter" svg:stroke-linecap="butt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>
      <style:graphic-properties draw:fill="none" draw:stroke="dash" draw:stroke-dash="a370" svg:stroke-width="0.00694in" svg:stroke-color="#000000" draw:marker-end="a371" svg:stroke-opacity="100%" draw:stroke-linejoin="miter" svg:stroke-linecap="butt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4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draw:fill="none" draw:stroke="solid" svg:stroke-width="0.00694in" svg:stroke-color="#000000" draw:marker-end="a347" svg:stroke-opacity="100%" draw:stroke-linejoin="miter" svg:stroke-linecap="butt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427">
      <style:graphic-properties draw:fill="none" draw:stroke="dash" draw:stroke-dash="a425" svg:stroke-width="0.00694in" svg:stroke-color="#000000" draw:marker-end="a426" svg:stroke-opacity="100%" draw:stroke-linejoin="miter" svg:stroke-linecap="butt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0694in" svg:stroke-color="#000000" draw:marker-end="a379" svg:stroke-opacity="100%" draw:stroke-linejoin="miter" svg:stroke-linecap="butt"/>
    </style:style>
    <style:style style:family="graphic" style:name="a383">
      <style:graphic-properties draw:fill="none" draw:stroke="dash" draw:stroke-dash="a381" svg:stroke-width="0.00694in" svg:stroke-color="#000000" draw:marker-end="a382" svg:stroke-opacity="100%" draw:stroke-linejoin="miter" svg:stroke-linecap="butt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351">
      <style:graphic-properties draw:fill="none" draw:stroke="dash" draw:stroke-dash="a349" svg:stroke-width="0.00694in" svg:stroke-color="#000000" draw:marker-end="a350" svg:stroke-opacity="100%" draw:stroke-linejoin="miter" svg:stroke-linecap="butt"/>
    </style:style>
  </office:automatic-styles>
  <office:body>
    <office:presentation>
      <draw:page draw:name="Slide1" draw:style-name="a335" draw:master-page-name="Master1-Layout1-title-Diapositiva-titolo" presentation:presentation-page-layout-name="Master1-PPL1" draw:id="Slide-256">
        <draw:frame draw:id="id63" draw:style-name="a340" draw:name="CasellaDiTesto 3" svg:x="0.26316in" svg:y="0.47369in" svg:width="1.4386in" svg:height="0.70175in">
          <draw:text-box>
            <text:p text:style-name="a337" text:class-names="" text:cond-style-name=""><text:span text:style-name="a336" text:class-names="">&lt;p&gt;</text:span></text:p>
            <text:p text:style-name="a339" text:class-names="" text:cond-style-name=""><text:span text:style-name="a338" text:class-names="">index.htm</text:span></text:p>
          </draw:text-box>
          <svg:title/>
          <svg:desc/>
        </draw:frame>
        <draw:frame draw:id="id64" draw:style-name="a346" draw:name="CasellaDiTesto 4" svg:x="2.41228in" svg:y="0.47369in" svg:width="1.4386in" svg:height="0.70175in">
          <draw:text-box>
            <text:p text:style-name="a342" text:class-names="" text:cond-style-name=""><text:span text:style-name="a341" text:class-names="">&lt;a&gt;</text:span></text:p>
            <text:p text:style-name="a345" text:class-names="" text:cond-style-name=""><text:span text:style-name="a343" text:class-names="">d</text:span><text:span text:style-name="a344" text:class-names="">ispatch.jsp</text:span></text:p>
          </draw:text-box>
          <svg:title/>
          <svg:desc/>
        </draw:frame>
        <draw:connector draw:type="line" svg:x1="1.70176in" svg:y1="0.82456in" draw:start-shape="id63" draw:start-glue-point="1" svg:x2="2.41228in" svg:y2="0.82456in" draw:end-shape="id64" draw:end-glue-point="3" draw:id="id65" draw:style-name="a348" draw:name="Connettore 2 4">
          <svg:title/>
          <svg:desc/>
        </draw:connector>
        <draw:connector draw:type="line" svg:x1="2.90037in" svg:y1="1.17544in" svg:x2="2.90037in" svg:y2="1.59218in" draw:id="id66" draw:style-name="a351" draw:name="Connettore 2 7">
          <svg:title/>
          <svg:desc/>
        </draw:connector>
        <draw:connector draw:type="line" svg:x1="3.35714in" svg:y1="1.55623in" svg:x2="3.35714in" svg:y2="1.17544in" draw:id="id67" draw:style-name="a354" draw:name="Connettore 2 10">
          <svg:title/>
          <svg:desc/>
        </draw:connector>
        <draw:custom-shape svg:x="2.73051in" svg:y="1.59568in" svg:width="0.33772in" svg:height="0.375in" draw:id="id68" draw:style-name="a357" draw:name="Ovale 15">
          <svg:title/>
          <svg:desc/>
          <text:p text:style-name="a356" text:class-names="" text:cond-style-name=""><text:span text:style-name="a355" text:class-names="">A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19386in" svg:y="1.58772in" svg:width="0.33772in" svg:height="0.375in" draw:id="id69" draw:style-name="a360" draw:name="Ovale 17">
          <svg:title/>
          <svg:desc/>
          <text:p text:style-name="a359" text:class-names="" text:cond-style-name=""><text:span text:style-name="a358" text:class-names="">B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3.94273in" svg:y1="0.82711in" draw:start-shape="id64" draw:start-glue-point="1" svg:x2="4.375in" svg:y2="0.82456in" draw:id="id70" draw:style-name="a363" draw:name="Connettore 2 18">
          <svg:title/>
          <svg:desc/>
        </draw:connector>
        <draw:custom-shape svg:x="4.39254in" svg:y="0.63706in" svg:width="0.33772in" svg:height="0.375in" draw:id="id71" draw:style-name="a366" draw:name="Ovale 24">
          <svg:title/>
          <svg:desc/>
          <text:p text:style-name="a365" text:class-names="" text:cond-style-name=""><text:span text:style-name="a364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43797in" svg:y="0.63706in" svg:width="0.33772in" svg:height="0.375in" draw:id="id72" draw:style-name="a369" draw:name="Ovale 25">
          <svg:title/>
          <svg:desc/>
          <text:p text:style-name="a368" text:class-names="" text:cond-style-name=""><text:span text:style-name="a367" text:class-names="">A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5.77569in" svg:y1="0.82456in" svg:x2="6.29982in" svg:y2="0.82456in" draw:id="id73" draw:style-name="a372" draw:name="Connettore 2 26">
          <svg:title/>
          <svg:desc/>
        </draw:connector>
        <draw:frame draw:id="id74" draw:style-name="a378" draw:name="CasellaDiTesto 3" svg:x="6.29982in" svg:y="0.47369in" svg:width="1.4386in" svg:height="0.70175in">
          <draw:text-box>
            <text:p text:style-name="a374" text:class-names="" text:cond-style-name=""><text:span text:style-name="a373" text:class-names="">&lt;p&gt;</text:span></text:p>
            <text:p text:style-name="a377" text:class-names="" text:cond-style-name=""><text:span text:style-name="a375" text:class-names="">signin.jsp</text:span><text:span text:style-name="a376" text:class-names=""/></text:p>
          </draw:text-box>
          <svg:title/>
          <svg:desc/>
        </draw:frame>
        <draw:connector draw:type="line" svg:x1="7.73841in" svg:y1="0.66401in" svg:x2="8.44893in" svg:y2="0.66401in" draw:id="id75" draw:style-name="a380" draw:name="Connettore 2 28">
          <svg:title/>
          <svg:desc/>
        </draw:connector>
        <draw:connector draw:type="line" svg:x1="8.44893in" svg:y1="0.99123in" svg:x2="7.73841in" svg:y2="0.99123in" draw:id="id76" draw:style-name="a383" draw:name="Connettore 2 29">
          <svg:title/>
          <svg:desc/>
        </draw:connector>
        <draw:frame draw:id="id77" draw:style-name="a389" draw:name="CasellaDiTesto 3" svg:x="8.44893in" svg:y="0.47369in" svg:width="1.4386in" svg:height="0.70175in">
          <draw:text-box>
            <text:p text:style-name="a385" text:class-names="" text:cond-style-name=""><text:span text:style-name="a384" text:class-names="">&lt;a&gt;</text:span></text:p>
            <text:p text:style-name="a388" text:class-names="" text:cond-style-name=""><text:span text:style-name="a386" text:class-names="">login.jsp</text:span><text:span text:style-name="a387" text:class-names=""/></text:p>
          </draw:text-box>
          <svg:title/>
          <svg:desc/>
        </draw:frame>
        <draw:connector draw:type="line" svg:x1="9.42418in" svg:y1="1.17544in" svg:x2="9.42418in" svg:y2="1.59568in" draw:id="id78" draw:style-name="a392" draw:name="Connettore 2 34">
          <svg:title/>
          <svg:desc/>
        </draw:connector>
        <draw:custom-shape svg:x="9.25532in" svg:y="1.58772in" svg:width="0.33772in" svg:height="0.375in" draw:id="id79" draw:style-name="a395" draw:name="Ovale 35">
          <svg:title/>
          <svg:desc/>
          <text:p text:style-name="a394" text:class-names="" text:cond-style-name=""><text:span text:style-name="a393" text:class-names="">B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.375in" svg:y1="1.17544in" svg:x2="1.375in" svg:y2="2.00893in" draw:id="id80" draw:style-name="a397" draw:name="Connettore 2 37">
          <svg:title/>
          <svg:desc/>
        </draw:connector>
        <draw:frame draw:id="id81" draw:style-name="a402" draw:name="CasellaDiTesto 3" svg:x="1.25486in" svg:y="2.01684in" svg:width="1.4386in" svg:height="0.70175in">
          <draw:text-box>
            <text:p text:style-name="a399" text:class-names="" text:cond-style-name=""><text:span text:style-name="a398" text:class-names="">&lt;p&gt;</text:span></text:p>
            <text:p text:style-name="a401" text:class-names="" text:cond-style-name=""><text:span text:style-name="a400" text:class-names="">about.jsp</text:span></text:p>
          </draw:text-box>
          <svg:title/>
          <svg:desc/>
        </draw:frame>
        <draw:connector draw:type="line" svg:x1="1.16103in" svg:y1="1.17544in" svg:x2="1.16103in" svg:y2="2.86598in" draw:id="id82" draw:style-name="a404" draw:name="Connettore 2 41">
          <svg:title/>
          <svg:desc/>
        </draw:connector>
        <draw:frame draw:id="id83" draw:style-name="a409" draw:name="CasellaDiTesto 3" svg:x="1.04795in" svg:y="2.86598in" svg:width="1.85242in" svg:height="0.70684in">
          <draw:text-box>
            <text:p text:style-name="a406" text:class-names="" text:cond-style-name=""><text:span text:style-name="a405" text:class-names="">&lt;p&gt;</text:span></text:p>
            <text:p text:style-name="a408" text:class-names="" text:cond-style-name=""><text:span text:style-name="a407" text:class-names="">howitworks.jsp</text:span></text:p>
          </draw:text-box>
          <svg:title/>
          <svg:desc/>
        </draw:frame>
        <draw:connector draw:type="line" svg:x1="0.95461in" svg:y1="1.17544in" svg:x2="0.94353in" svg:y2="3.67831in" draw:id="id84" draw:style-name="a411" draw:name="Connettore 2 44">
          <svg:title/>
          <svg:desc/>
        </draw:connector>
        <draw:frame draw:id="id85" draw:style-name="a416" draw:name="CasellaDiTesto 3" svg:x="0.83504in" svg:y="3.68046in" svg:width="1.85242in" svg:height="0.70684in">
          <draw:text-box>
            <text:p text:style-name="a413" text:class-names="" text:cond-style-name=""><text:span text:style-name="a412" text:class-names="">&lt;p&gt;</text:span></text:p>
            <text:p text:style-name="a415" text:class-names="" text:cond-style-name=""><text:span text:style-name="a414" text:class-names="">features.jsp</text:span></text:p>
          </draw:text-box>
          <svg:title/>
          <svg:desc/>
        </draw:frame>
        <draw:connector draw:type="line" svg:x1="7.01316in" svg:y1="1.17544in" svg:x2="7.01316in" svg:y2="1.80671in" draw:id="id86" draw:style-name="a418" draw:name="Connettore 2 50">
          <svg:title/>
          <svg:desc/>
        </draw:connector>
        <draw:frame draw:id="id87" draw:style-name="a424" draw:name="CasellaDiTesto 3" svg:x="6.09382in" svg:y="1.80162in" svg:width="1.84304in" svg:height="0.70684in">
          <draw:text-box>
            <text:p text:style-name="a420" text:class-names="" text:cond-style-name=""><text:span text:style-name="a419" text:class-names="">&lt;p&gt;</text:span></text:p>
            <text:p text:style-name="a423" text:class-names="" text:cond-style-name=""><text:span text:style-name="a421" text:class-names="">registration.jsp</text:span><text:span text:style-name="a422" text:class-names=""/></text:p>
          </draw:text-box>
          <svg:title/>
          <svg:desc/>
        </draw:frame>
        <draw:connector draw:type="line" svg:x1="6.88371in" svg:y1="1.77522in" svg:x2="6.88371in" svg:y2="1.16687in" draw:id="id88" draw:style-name="a427" draw:name="Connettore 2 53">
          <svg:title/>
          <svg:desc/>
        </draw:connector>
        <draw:custom-shape svg:x="0.15464in" svg:y="0.26804in" svg:width="9.86598in" svg:height="4.47423in" draw:id="id89" draw:style-name="a430" draw:name="Rettangolo 79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433" draw:name="CasellaDiTesto 80" svg:x="4.64311in" svg:y="3.51323in" svg:width="3.80582in" svg:height="0.50488in">
          <draw:text-box>
            <text:p text:style-name="a432" text:class-names="" text:cond-style-name=""><text:span text:style-name="a431" text:class-names="">PUBLIC AREA</text:span></text:p>
          </draw:text-box>
          <svg:title/>
          <svg:desc/>
        </draw:frame>
        <draw:frame draw:id="id91" draw:style-name="a440" draw:name="CasellaDiTesto 3" svg:x="7.01316in" svg:y="5.6356in" svg:width="2.41102in" svg:height="0.70684in">
          <draw:text-box>
            <text:p text:style-name="a435" text:class-names="" text:cond-style-name=""><text:span text:style-name="a434" text:class-names="">&lt;p&gt;</text:span></text:p>
            <text:p text:style-name="a439" text:class-names="" text:cond-style-name=""><text:span text:style-name="a436" text:class-names="">h</text:span><text:span text:style-name="a437" text:class-names="">omeowner.jsp</text:span><text:span text:style-name="a438" text:class-names=""/></text:p>
          </draw:text-box>
          <svg:title/>
          <svg:desc/>
        </draw:frame>
        <draw:custom-shape svg:x="6.14893in" svg:y="5.78981in" svg:width="0.33772in" svg:height="0.375in" draw:id="id92" draw:style-name="a443" draw:name="Ovale 24">
          <svg:title/>
          <svg:desc/>
          <text:p text:style-name="a442" text:class-names="" text:cond-style-name=""><text:span text:style-name="a441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48903in" svg:y1="5.98801in" svg:x2="7.01316in" svg:y2="5.98801in" draw:id="id93" draw:style-name="a446" draw:name="Connettore 2 26">
          <svg:title/>
          <svg:desc/>
        </draw:connector>
        <draw:custom-shape svg:x="5.68041in" svg:y="4.96907in" svg:width="5.10309in" svg:height="2.29423in" draw:id="id94" draw:style-name="a449" draw:name="Rettangolo 34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453" draw:name="CasellaDiTesto 80" svg:x="6.2148in" svg:y="6.54011in" svg:width="3.80582in" svg:height="0.50488in">
          <draw:text-box>
            <text:p text:style-name="a452" text:class-names="" text:cond-style-name=""><text:span text:style-name="a450" text:class-names="">OWNER</text:span><text:span text:style-name="a45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17" svg:viewBox="0 0 20 30" svg:d="m10 0-10 30h20z"/>
    <draw:marker draw:name="a403" svg:viewBox="0 0 20 30" svg:d="m10 0-10 30h20z"/>
    <draw:marker draw:name="a371" svg:viewBox="0 0 20 30" svg:d="m10 0-10 30h20z"/>
    <draw:marker draw:name="a445" svg:viewBox="0 0 20 30" svg:d="m10 0-10 30h20z"/>
    <draw:marker draw:name="a379" svg:viewBox="0 0 20 30" svg:d="m10 0-10 30h20z"/>
    <draw:marker draw:name="a362" svg:viewBox="0 0 20 30" svg:d="m10 0-10 30h20z"/>
    <draw:marker draw:name="a350" svg:viewBox="0 0 20 30" svg:d="m10 0-10 30h20z"/>
    <draw:marker draw:name="a353" svg:viewBox="0 0 20 30" svg:d="m10 0-10 30h20z"/>
    <draw:marker draw:name="a391" svg:viewBox="0 0 20 30" svg:d="m10 0-10 30h20z"/>
    <draw:marker draw:name="a426" svg:viewBox="0 0 20 30" svg:d="m10 0-10 30h20z"/>
    <draw:marker draw:name="a396" svg:viewBox="0 0 20 30" svg:d="m10 0-10 30h20z"/>
    <draw:marker draw:name="a410" svg:viewBox="0 0 20 30" svg:d="m10 0-10 30h20z"/>
    <draw:marker draw:name="a382" svg:viewBox="0 0 20 30" svg:d="m10 0-10 30h20z"/>
    <draw:marker draw:name="a347" svg:viewBox="0 0 20 30" svg:d="m10 0-10 30h20z"/>
    <draw:stroke-dash draw:name="a425" draw:style="rect" draw:dots1="1" draw:dots1-length="0.02083in" draw:dots2="1" draw:dots2-length="0.00694in" draw:distance="0.02083in"/>
    <draw:stroke-dash draw:name="a352" draw:style="rect" draw:dots1="1" draw:dots1-length="0.02083in" draw:dots2="1" draw:dots2-length="0.00694in" draw:distance="0.02083in"/>
    <draw:stroke-dash draw:name="a381" draw:style="rect" draw:dots1="1" draw:dots1-length="0.02083in" draw:dots2="1" draw:dots2-length="0.00694in" draw:distance="0.02083in"/>
    <draw:stroke-dash draw:name="a370" draw:style="rect" draw:dots1="1" draw:dots1-length="0.02083in" draw:dots2="1" draw:dots2-length="0.00694in" draw:distance="0.02083in"/>
    <draw:stroke-dash draw:name="a444" draw:style="rect" draw:dots1="1" draw:dots1-length="0.02083in" draw:dots2="1" draw:dots2-length="0.00694in" draw:distance="0.02083in"/>
    <draw:stroke-dash draw:name="a349" draw:style="rect" draw:dots1="1" draw:dots1-length="0.02083in" draw:dots2="1" draw:dots2-length="0.00694in" draw:distance="0.02083in"/>
    <draw:stroke-dash draw:name="a361" draw:style="rect" draw:dots1="1" draw:dots1-length="0.02083in" draw:dots2="1" draw:dots2-length="0.00694in" draw:distance="0.02083in"/>
    <draw:stroke-dash draw:name="a390" draw:style="rect" draw:dots1="1" draw:dots1-length="0.02083in" draw:dots2="1" draw:dots2-length="0.00694in" draw:distance="0.0208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3" draw:name="Segnaposto tito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Fare clic per modificare lo stile del titolo dello schema</text:span></text:p>
        </draw:text-box>
        <svg:title/>
        <svg:desc/>
      </draw:frame>
      <draw:frame draw:id="id1" presentation:style-name="a19" draw:name="Segnaposto tes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are clic per modificare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egnaposto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7/01/2021</text:date></text:span></text:p>
        </draw:text-box>
        <svg:title/>
        <svg:desc/>
      </draw:frame>
      <draw:frame draw:id="id3" presentation:style-name="a26" draw:name="Segnaposto piè di pagin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egnaposto numero diapositiv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titolo" style:page-layout-name="pageLayout1" draw:style-name="a30">
      <draw:frame draw:id="id5" presentation:style-name="a33" draw:name="Tito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Fare clic per modificare lo stile del titolo dello schema</text:span></text:p>
        </draw:text-box>
        <svg:title/>
        <svg:desc/>
      </draw:frame>
      <draw:frame draw:id="id6" presentation:style-name="a36" draw:name="Sottotito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Fare clic per modificare lo stile del sottotitolo dello schema</text:span></text:p>
        </draw:text-box>
        <svg:title/>
        <svg:desc/>
      </draw:frame>
      <draw:frame draw:id="id7" presentation:style-name="a40" draw:name="Segnaposto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7/01/2021</text:date></text:span></text:p>
        </draw:text-box>
        <svg:title/>
        <svg:desc/>
      </draw:frame>
      <draw:frame draw:id="id8" presentation:style-name="a43" draw:name="Segnaposto piè di pagina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egnaposto numero diapositiva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olo-e-contenuto" style:page-layout-name="pageLayout1" draw:style-name="a47">
      <draw:frame draw:id="id10" presentation:style-name="a50" draw:name="Tito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Fare clic per modificare lo stile del titolo dello schema</text:span></text:p>
        </draw:text-box>
        <svg:title/>
        <svg:desc/>
      </draw:frame>
      <draw:frame draw:id="id11" presentation:style-name="a66" draw:name="Segnaposto contenut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Fare clic per modificare gli stili del testo dello schema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o livello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Segnaposto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7/01/2021</text:date></text:span></text:p>
        </draw:text-box>
        <svg:title/>
        <svg:desc/>
      </draw:frame>
      <draw:frame draw:id="id13" presentation:style-name="a73" draw:name="Segnaposto piè di pagina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egnaposto numero diapositiva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Intestazione-sezione" style:page-layout-name="pageLayout1" draw:style-name="a77">
      <draw:frame draw:id="id15" presentation:style-name="a80" draw:name="Tito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Fare clic per modificare lo stile del titolo dello schema</text:span></text:p>
        </draw:text-box>
        <svg:title/>
        <svg:desc/>
      </draw:frame>
      <draw:frame draw:id="id16" presentation:style-name="a84" draw:name="Segnaposto tes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Fare clic per modificare gli stili del testo dello schema</text:span></text:p>
            </text:list-item>
          </text:list>
        </draw:text-box>
        <svg:title/>
        <svg:desc/>
      </draw:frame>
      <draw:frame draw:id="id17" presentation:style-name="a88" draw:name="Segnaposto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7/01/2021</text:date></text:span></text:p>
        </draw:text-box>
        <svg:title/>
        <svg:desc/>
      </draw:frame>
      <draw:frame draw:id="id18" presentation:style-name="a91" draw:name="Segnaposto piè di pagina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egnaposto numero diapositiva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ue-contenuti" style:page-layout-name="pageLayout1" draw:style-name="a95">
      <draw:frame draw:id="id20" presentation:style-name="a98" draw:name="Tito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Fare clic per modificare lo stile del titolo dello schema</text:span></text:p>
        </draw:text-box>
        <svg:title/>
        <svg:desc/>
      </draw:frame>
      <draw:frame draw:id="id21" presentation:style-name="a114" draw:name="Segnaposto contenut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Fare clic per modificare gli stili del testo dello schema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o livello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Segnaposto contenut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are clic per modificare gli stili del testo dello schema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o livello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Segnaposto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7/01/2021</text:date></text:span></text:p>
        </draw:text-box>
        <svg:title/>
        <svg:desc/>
      </draw:frame>
      <draw:frame draw:id="id24" presentation:style-name="a137" draw:name="Segnaposto piè di pagina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egnaposto numero diapositiva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nfronto" style:page-layout-name="pageLayout1" draw:style-name="a141">
      <draw:frame draw:id="id26" presentation:style-name="a144" draw:name="Tito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Fare clic per modificare lo stile del titolo dello schema</text:span></text:p>
        </draw:text-box>
        <svg:title/>
        <svg:desc/>
      </draw:frame>
      <draw:frame draw:id="id27" presentation:style-name="a148" draw:name="Segnaposto tes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Fare clic per modificare gli stili del testo dello schema</text:span></text:p>
            </text:list-item>
          </text:list>
        </draw:text-box>
        <svg:title/>
        <svg:desc/>
      </draw:frame>
      <draw:frame draw:id="id28" presentation:style-name="a164" draw:name="Segnaposto contenut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Fare clic per modificare gli stili del testo dello schema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o livello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Segnaposto tes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Fare clic per modificare gli stili del testo dello schema</text:span></text:p>
            </text:list-item>
          </text:list>
        </draw:text-box>
        <svg:title/>
        <svg:desc/>
      </draw:frame>
      <draw:frame draw:id="id30" presentation:style-name="a184" draw:name="Segnaposto contenut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Fare clic per modificare gli stili del testo dello schema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o livello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Segnaposto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7/01/2021</text:date></text:span></text:p>
        </draw:text-box>
        <svg:title/>
        <svg:desc/>
      </draw:frame>
      <draw:frame draw:id="id32" presentation:style-name="a191" draw:name="Segnaposto piè di pagina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egnaposto numero diapositiva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titolo" style:page-layout-name="pageLayout1" draw:style-name="a195">
      <draw:frame draw:id="id34" presentation:style-name="a198" draw:name="Tito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Fare clic per modificare lo stile del titolo dello schema</text:span></text:p>
        </draw:text-box>
        <svg:title/>
        <svg:desc/>
      </draw:frame>
      <draw:frame draw:id="id35" presentation:style-name="a202" draw:name="Segnaposto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7/01/2021</text:date></text:span></text:p>
        </draw:text-box>
        <svg:title/>
        <svg:desc/>
      </draw:frame>
      <draw:frame draw:id="id36" presentation:style-name="a205" draw:name="Segnaposto piè di pagina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egnaposto numero diapositiva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uota" style:page-layout-name="pageLayout1" draw:style-name="a209">
      <draw:frame draw:id="id38" presentation:style-name="a213" draw:name="Segnaposto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7/01/2021</text:date></text:span></text:p>
        </draw:text-box>
        <svg:title/>
        <svg:desc/>
      </draw:frame>
      <draw:frame draw:id="id39" presentation:style-name="a216" draw:name="Segnaposto piè di pagina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egnaposto numero diapositiva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to-con-didascalia" style:page-layout-name="pageLayout1" draw:style-name="a220">
      <draw:frame draw:id="id41" presentation:style-name="a223" draw:name="Tito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Fare clic per modificare lo stile del titolo dello schema</text:span></text:p>
        </draw:text-box>
        <svg:title/>
        <svg:desc/>
      </draw:frame>
      <draw:frame draw:id="id42" presentation:style-name="a239" draw:name="Segnaposto contenut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Fare clic per modificare gli stili del testo dello schema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o livello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Segnaposto tes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Fare clic per modificare gli stili del testo dello schema</text:span></text:p>
            </text:list-item>
          </text:list>
        </draw:text-box>
        <svg:title/>
        <svg:desc/>
      </draw:frame>
      <draw:frame draw:id="id44" presentation:style-name="a247" draw:name="Segnaposto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7/01/2021</text:date></text:span></text:p>
        </draw:text-box>
        <svg:title/>
        <svg:desc/>
      </draw:frame>
      <draw:frame draw:id="id45" presentation:style-name="a250" draw:name="Segnaposto piè di pagina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egnaposto numero diapositiva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magine-con-didascalia" style:page-layout-name="pageLayout1" draw:style-name="a254">
      <draw:frame draw:id="id47" presentation:style-name="a257" draw:name="Tito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Fare clic per modificare lo stile del titolo dello schema</text:span></text:p>
        </draw:text-box>
        <svg:title/>
        <svg:desc/>
      </draw:frame>
      <draw:frame draw:id="id48" presentation:style-name="a260" draw:name="Segnaposto immagine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Segnaposto tes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268" draw:name="Segnaposto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7/01/2021</text:date></text:span></text:p>
        </draw:text-box>
        <svg:title/>
        <svg:desc/>
      </draw:frame>
      <draw:frame draw:id="id51" presentation:style-name="a271" draw:name="Segnaposto piè di pagina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egnaposto numero diapositiva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olo-e-testo-verticale" style:page-layout-name="pageLayout1" draw:style-name="a275">
      <draw:frame draw:id="id53" presentation:style-name="a278" draw:name="Tito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Fare clic per modificare lo stile del titolo dello schema</text:span></text:p>
        </draw:text-box>
        <svg:title/>
        <svg:desc/>
      </draw:frame>
      <draw:frame draw:id="id54" presentation:style-name="a294" draw:name="Segnaposto testo verticale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Fare clic per modificare gli stili del testo dello schema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o livello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Segnaposto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7/01/2021</text:date></text:span></text:p>
        </draw:text-box>
        <svg:title/>
        <svg:desc/>
      </draw:frame>
      <draw:frame draw:id="id56" presentation:style-name="a301" draw:name="Segnaposto piè di pagina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egnaposto numero diapositiva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1_Titolo-e-testo-verticale" style:page-layout-name="pageLayout1" draw:style-name="a305">
      <draw:frame draw:id="id58" presentation:style-name="a308" draw:name="Titolo vertica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Fare clic per modificare lo stile del titolo dello schema</text:span></text:p>
        </draw:text-box>
        <svg:title/>
        <svg:desc/>
      </draw:frame>
      <draw:frame draw:id="id59" presentation:style-name="a324" draw:name="Segnaposto testo verticale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Fare clic per modificare gli stili del testo dello schema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o livello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Segnaposto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7/01/2021</text:date></text:span></text:p>
        </draw:text-box>
        <svg:title/>
        <svg:desc/>
      </draw:frame>
      <draw:frame draw:id="id61" presentation:style-name="a331" draw:name="Segnaposto piè di pagina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egnaposto numero diapositiva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Giorgia Rita  Di Ruggiero</meta:initial-creator>
    <dc:creator>Giorgia Rita  Di Ruggiero</dc:creator>
    <meta:creation-date>2021-01-04T20:09:45Z</meta:creation-date>
    <dc:date>2021-01-07T16:37:24Z</dc:date>
    <meta:editing-cycles>2</meta:editing-cycles>
    <meta:editing-duration>PT4051S</meta:editing-duration>
    <meta:document-statistic meta:paragraph-count="26" meta:word-count="63"/>
  </office:meta>
</office:document-meta>
</file>